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425in"/>
    </style:style>
    <style:style style:name="co2" style:family="table-column">
      <style:table-column-properties fo:break-before="auto" style:column-width="0.5626in"/>
    </style:style>
    <style:style style:name="co3" style:family="table-column">
      <style:table-column-properties fo:break-before="auto" style:column-width="1.01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umber of pushes (compiled)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163">
            <text:p>163</text:p>
          </table:table-cell>
          <table:table-cell office:value-type="float" office:value="267">
            <text:p>267</text:p>
          </table:table-cell>
          <table:table-cell office:value-type="float" office:value="436">
            <text:p>436</text:p>
          </table:table-cell>
          <table:table-cell office:value-type="float" office:value="709">
            <text:p>709</text:p>
          </table:table-cell>
          <table:table-cell office:value-type="float" office:value="1151">
            <text:p>1151</text:p>
          </table:table-cell>
        </table:table-row>
        <table:table-row table:style-name="ro1">
          <table:table-cell office:value-type="string">
            <text:p>Maximum stack depth (compiled)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Number of pushes (interpreted)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float" office:value="240">
            <text:p>240</text:p>
          </table:table-cell>
          <table:table-cell office:value-type="float" office:value="408">
            <text:p>408</text:p>
          </table:table-cell>
          <table:table-cell office:value-type="float" office:value="688">
            <text:p>688</text:p>
          </table:table-cell>
          <table:table-cell office:value-type="float" office:value="1136">
            <text:p>1136</text:p>
          </table:table-cell>
          <table:table-cell office:value-type="float" office:value="1864">
            <text:p>1864</text:p>
          </table:table-cell>
          <table:table-cell office:value-type="float" office:value="3040">
            <text:p>3040</text:p>
          </table:table-cell>
          <table:table-cell office:value-type="float" office:value="4944">
            <text:p>4944</text:p>
          </table:table-cell>
        </table:table-row>
        <table:table-row table:style-name="ro1">
          <table:table-cell office:value-type="string">
            <text:p>Maximum stack depth (interpreted)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Number of pushes (special-purpose)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16">
            <text:p>21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Maximum stack depth (special-purpose)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umber of pushes (compiled:interpreted)</text:p>
          </table:table-cell>
          <table:table-cell table:formula="of:=[.B2]/[.B4]" office:value-type="float" office:value="0.4375">
            <text:p>0.4375</text:p>
          </table:table-cell>
          <table:table-cell table:formula="of:=[.C2]/[.C4]" office:value-type="float" office:value="0.277777777777778">
            <text:p>0.2777777778</text:p>
          </table:table-cell>
          <table:table-cell table:formula="of:=[.D2]/[.D4]" office:value-type="float" office:value="0.2578125">
            <text:p>0.2578125</text:p>
          </table:table-cell>
          <table:table-cell table:formula="of:=[.E2]/[.E4]" office:value-type="float" office:value="0.245833333333333">
            <text:p>0.2458333333</text:p>
          </table:table-cell>
          <table:table-cell table:formula="of:=[.F2]/[.F4]" office:value-type="float" office:value="0.240196078431373">
            <text:p>0.2401960784</text:p>
          </table:table-cell>
          <table:table-cell table:formula="of:=[.G2]/[.G4]" office:value-type="float" office:value="0.236918604651163">
            <text:p>0.2369186047</text:p>
          </table:table-cell>
          <table:table-cell table:formula="of:=[.H2]/[.H4]" office:value-type="float" office:value="0.235035211267606">
            <text:p>0.2350352113</text:p>
          </table:table-cell>
          <table:table-cell table:formula="of:=[.I2]/[.I4]" office:value-type="float" office:value="0.233905579399142">
            <text:p>0.2339055794</text:p>
          </table:table-cell>
          <table:table-cell table:formula="of:=[.J2]/[.J4]" office:value-type="float" office:value="0.233223684210526">
            <text:p>0.2332236842</text:p>
          </table:table-cell>
          <table:table-cell table:formula="of:=[.K2]/[.K4]" office:value-type="float" office:value="0.232807443365696">
            <text:p>0.2328074434</text:p>
          </table:table-cell>
        </table:table-row>
        <table:table-row table:style-name="ro1">
          <table:table-cell office:value-type="string">
            <text:p>Maximum stack depth (compiled:interpreted)</text:p>
          </table:table-cell>
          <table:table-cell table:formula="of:=[.B3]/[.B5]" office:value-type="float" office:value="0.375">
            <text:p>0.375</text:p>
          </table:table-cell>
          <table:table-cell table:formula="of:=[.C3]/[.C5]" office:value-type="float" office:value="0.461538461538462">
            <text:p>0.4615384615</text:p>
          </table:table-cell>
          <table:table-cell table:formula="of:=[.D3]/[.D5]" office:value-type="float" office:value="0.555555555555556">
            <text:p>0.5555555556</text:p>
          </table:table-cell>
          <table:table-cell table:formula="of:=[.E3]/[.E5]" office:value-type="float" office:value="0.608695652173913">
            <text:p>0.6086956522</text:p>
          </table:table-cell>
          <table:table-cell table:formula="of:=[.F3]/[.F5]" office:value-type="float" office:value="0.642857142857143">
            <text:p>0.6428571429</text:p>
          </table:table-cell>
          <table:table-cell table:formula="of:=[.G3]/[.G5]" office:value-type="float" office:value="0.666666666666667">
            <text:p>0.6666666667</text:p>
          </table:table-cell>
          <table:table-cell table:formula="of:=[.H3]/[.H5]" office:value-type="float" office:value="0.68421052631579">
            <text:p>0.6842105263</text:p>
          </table:table-cell>
          <table:table-cell table:formula="of:=[.I3]/[.I5]" office:value-type="float" office:value="0.697674418604651">
            <text:p>0.6976744186</text:p>
          </table:table-cell>
          <table:table-cell table:formula="of:=[.J3]/[.J5]" office:value-type="float" office:value="0.708333333333333">
            <text:p>0.7083333333</text:p>
          </table:table-cell>
          <table:table-cell table:formula="of:=[.K3]/[.K5]" office:value-type="float" office:value="0.716981132075472">
            <text:p>0.7169811321</text:p>
          </table:table-cell>
        </table:table-row>
        <table:table-row table:style-name="ro1">
          <table:table-cell office:value-type="string">
            <text:p>Number of pushes (special-purpose:compiled)</text:p>
          </table:table-cell>
          <table:table-cell table:formula="of:=[.B6]/[.B2]" office:value-type="float" office:value="0">
            <text:p>0</text:p>
          </table:table-cell>
          <table:table-cell table:formula="of:=[.C6]/[.C2]" office:value-type="float" office:value="0.2">
            <text:p>0.2</text:p>
          </table:table-cell>
          <table:table-cell table:formula="of:=[.D6]/[.D2]" office:value-type="float" office:value="0.242424242424242">
            <text:p>0.2424242424</text:p>
          </table:table-cell>
          <table:table-cell table:formula="of:=[.E6]/[.E2]" office:value-type="float" office:value="0.271186440677966">
            <text:p>0.2711864407</text:p>
          </table:table-cell>
          <table:table-cell table:formula="of:=[.F6]/[.F2]" office:value-type="float" office:value="0.285714285714286">
            <text:p>0.2857142857</text:p>
          </table:table-cell>
          <table:table-cell table:formula="of:=[.G6]/[.G2]" office:value-type="float" office:value="0.294478527607362">
            <text:p>0.2944785276</text:p>
          </table:table-cell>
          <table:table-cell table:formula="of:=[.H6]/[.H2]" office:value-type="float" office:value="0.299625468164794">
            <text:p>0.2996254682</text:p>
          </table:table-cell>
          <table:table-cell table:formula="of:=[.I6]/[.I2]" office:value-type="float" office:value="0.302752293577982">
            <text:p>0.3027522936</text:p>
          </table:table-cell>
          <table:table-cell table:formula="of:=[.J6]/[.J2]" office:value-type="float" office:value="0.304654442877292">
            <text:p>0.3046544429</text:p>
          </table:table-cell>
          <table:table-cell table:formula="of:=[.K6]/[.K2]" office:value-type="float" office:value="0.305821025195482">
            <text:p>0.3058210252</text:p>
          </table:table-cell>
        </table:table-row>
        <table:table-row table:style-name="ro1">
          <table:table-cell office:value-type="string">
            <text:p>Maximum stack depth (special-purpose:compiled)</text:p>
          </table:table-cell>
          <table:table-cell table:formula="of:=[.B7]/[.B3]" office:value-type="float" office:value="0">
            <text:p>0</text:p>
          </table:table-cell>
          <table:table-cell table:formula="of:=[.C7]/[.C3]" office:value-type="float" office:value="0.333333333333333">
            <text:p>0.3333333333</text:p>
          </table:table-cell>
          <table:table-cell table:formula="of:=[.D7]/[.D3]" office:value-type="float" office:value="0.4">
            <text:p>0.4</text:p>
          </table:table-cell>
          <table:table-cell table:formula="of:=[.E7]/[.E3]" office:value-type="float" office:value="0.428571428571429">
            <text:p>0.4285714286</text:p>
          </table:table-cell>
          <table:table-cell table:formula="of:=[.F7]/[.F3]" office:value-type="float" office:value="0.444444444444444">
            <text:p>0.4444444444</text:p>
          </table:table-cell>
          <table:table-cell table:formula="of:=[.G7]/[.G3]" office:value-type="float" office:value="0.454545454545455">
            <text:p>0.4545454545</text:p>
          </table:table-cell>
          <table:table-cell table:formula="of:=[.H7]/[.H3]" office:value-type="float" office:value="0.461538461538462">
            <text:p>0.4615384615</text:p>
          </table:table-cell>
          <table:table-cell table:formula="of:=[.I7]/[.I3]" office:value-type="float" office:value="0.466666666666667">
            <text:p>0.4666666667</text:p>
          </table:table-cell>
          <table:table-cell table:formula="of:=[.J7]/[.J3]" office:value-type="float" office:value="0.470588235294118">
            <text:p>0.4705882353</text:p>
          </table:table-cell>
          <table:table-cell table:formula="of:=[.K7]/[.K3]" office:value-type="float" office:value="0.473684210526316">
            <text:p>0.4736842105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3/29/2015</text:date>, <text:time>21:5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ran Cheng</meta:initial-creator>
    <meta:creation-date>2015-03-29T21:46:38</meta:creation-date>
    <dc:date>2015-03-29T21:56:33</dc:date>
    <dc:creator>Javran Cheng</dc:creator>
    <meta:editing-duration>PT9M55S</meta:editing-duration>
    <meta:editing-cycles>1</meta:editing-cycles>
    <meta:document-statistic meta:table-count="3" meta:cell-count="121" meta:object-count="0"/>
    <meta:generator>OpenOffice/4.1.1$Unix OpenOffice.org_project/411m6$Build-9775</meta:generator>
  </office:meta>
</office:document-meta>
</file>